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!/bin/bash</text:p>
      <text:p text:style-name="P3"/>
      <text:p text:style-name="P1"># Create Variables</text:p>
      <text:p text:style-name="P1">nums=$(echo {0..9})</text:p>
      <text:p text:style-name="P1">states=('Nebraska' 'California' 'Texas' 'Hawaii' 'Washington')</text:p>
      <text:p text:style-name="P1">ls_out=$(ls)</text:p>
      <text:p text:style-name="P3"/>
      <text:p text:style-name="P1">execs=$(find /home -type f -perm 777 2&gt;/dev/null)</text:p>
      <text:p text:style-name="P3"/>
      <text:p text:style-name="P1"># Create For Loops</text:p>
      <text:p text:style-name="P1"># Create a loop that prints only 3, 5 and 7</text:p>
      <text:p text:style-name="P1">for num in ${nums[@]}; do</text:p>
      <text:p text:style-name="P2"><text:s text:c="2"/><text:span text:style-name="T1">if [ $num = 3 ] || [ $num = 5 ] || [ $num = 7 ]; then</text:span></text:p>
      <text:p text:style-name="P2"><text:s text:c="4"/><text:span text:style-name="T1">echo $num</text:span></text:p>
      <text:p text:style-name="P2"><text:s text:c="2"/><text:span text:style-name="T1">fi</text:span></text:p>
      <text:p text:style-name="P1">done</text:p>
      <text:p text:style-name="P3"/>
      <text:p text:style-name="P1"># Create a loop that looks for 'Hawaii'</text:p>
      <text:p text:style-name="P1">for state in ${states[@]}; do</text:p>
      <text:p text:style-name="P2"><text:s text:c="2"/><text:span text:style-name="T1">if [ $state == 'Hawaii' ]; then</text:span></text:p>
      <text:p text:style-name="P2"><text:s text:c="4"/><text:span text:style-name="T1">echo "Hawaii is the best!"</text:span></text:p>
      <text:p text:style-name="P2"><text:s text:c="2"/><text:span text:style-name="T1">else</text:span></text:p>
      <text:p text:style-name="P2"><text:s text:c="4"/><text:span text:style-name="T1">echo "I'm not a fan of Hawaii."</text:span></text:p>
      <text:p text:style-name="P2"><text:s text:c="2"/><text:span text:style-name="T1">fi</text:span></text:p>
      <text:p text:style-name="P1">done</text:p>
      <text:p text:style-name="P3"/>
      <text:p text:style-name="P1"># Create a `for` loop that prints out each item in your variable that holds the output of the `ls` command.</text:p>
      <text:p text:style-name="P1">for x in ${ls_out[@]}; do</text:p>
      <text:p text:style-name="P2"><text:s text:c="2"/><text:span text:style-name="T1">echo $x</text:span></text:p>
      <text:p text:style-name="P1">done</text:p>
      <text:p text:style-name="P3"/>
      <text:p text:style-name="P1"/>
      <text:p text:style-name="P1"># Create a for loop to print out execs on one line for each entry</text:p>
      <text:p text:style-name="P1">for exec in ${execs[@]}; do</text:p>
      <text:p text:style-name="P2"><text:s text:c="2"/><text:span text:style-name="T1">echo $exec</text:span></text:p>
      <text:p text:style-name="P3"/>
      <text:p text:style-name="P5">done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8:05:37.590000000</meta:creation-date>
    <dc:date>2021-06-23T18:07:08.566000000</dc:date>
    <meta:editing-duration>PT1M31S</meta:editing-duration>
    <meta:editing-cycles>1</meta:editing-cycles>
    <meta:document-statistic meta:table-count="0" meta:image-count="0" meta:object-count="0" meta:page-count="1" meta:paragraph-count="29" meta:word-count="149" meta:character-count="766" meta:non-whitespace-character-count="620"/>
    <meta:generator>LibreOffice/7.1.3.2$Windows_X86_64 LibreOffice_project/47f78053abe362b9384784d31a6e56f8511eb1c1</meta:generator>
  </office:meta>
</office:document-meta>
</file>